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ab1" officeooo:paragraph-rsid="00182ab1"/>
    </style:style>
    <style:style style:name="P2" style:family="paragraph" style:parent-style-name="Standard">
      <style:text-properties officeooo:rsid="00182ab1" officeooo:paragraph-rsid="001a70f0"/>
    </style:style>
    <style:style style:name="P3" style:family="paragraph" style:parent-style-name="Standard">
      <style:text-properties officeooo:rsid="001ae678" officeooo:paragraph-rsid="001ae678"/>
    </style:style>
    <style:style style:name="P4" style:family="paragraph" style:parent-style-name="Subtitle">
      <style:text-properties officeooo:paragraph-rsid="001a70f0"/>
    </style:style>
    <style:style style:name="T1" style:family="text">
      <style:text-properties officeooo:rsid="001a0c93"/>
    </style:style>
    <style:style style:name="T2" style:family="text">
      <style:text-properties officeooo:rsid="001a7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lobal Constitution</text:p>
      <text:p text:style-name="P4">Additions on the fly</text:p>
      <text:p text:style-name="P1"/>
      <text:p text:style-name="P2">Women’s education</text:p>
      <text:p text:style-name="P2"><text:span text:style-name="T1">Science as foundation</text:span></text:p>
      <text:p text:style-name="P3">Reporting accuracy requirement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8-04T18:43:54.681321563</meta:creation-date>
    <dc:date>2025-08-04T18:47:08.846729478</dc:date>
    <dc:creator>Peter Glen</dc:creator>
    <meta:editing-duration>PT3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4" meta:character-count="108" meta:non-whitespace-character-count="99"/>
  </office:meta>
</office:document-meta>
</file>